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7 年 1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8846" calcext:value-type="float">
            <text:p><text:s text:c="3"/>78,846</text:p>
          </table:table-cell>
          <table:table-cell table:style-name="ce25" office:value-type="float" office:value="2807" calcext:value-type="float">
            <text:p><text:s text:c="3"/>2,807</text:p>
          </table:table-cell>
          <table:table-cell table:style-name="ce25" office:value-type="float" office:value="7399" calcext:value-type="float">
            <text:p><text:s text:c="3"/>7,399</text:p>
          </table:table-cell>
          <table:table-cell table:style-name="ce25" office:value-type="float" office:value="5930" calcext:value-type="float">
            <text:p><text:s text:c="3"/>5,930</text:p>
          </table:table-cell>
          <table:table-cell table:style-name="ce25" office:value-type="float" office:value="2590" calcext:value-type="float">
            <text:p><text:s text:c="3"/>2,590</text:p>
          </table:table-cell>
          <table:table-cell table:style-name="ce25" office:value-type="float" office:value="3065" calcext:value-type="float">
            <text:p><text:s text:c="3"/>3,065</text:p>
          </table:table-cell>
          <table:table-cell table:style-name="ce25" office:value-type="float" office:value="1909" calcext:value-type="float">
            <text:p><text:s text:c="3"/>1,909</text:p>
          </table:table-cell>
          <table:table-cell table:style-name="ce25" office:value-type="float" office:value="2844" calcext:value-type="float">
            <text:p><text:s text:c="3"/>2,844</text:p>
          </table:table-cell>
          <table:table-cell table:style-name="ce25" office:value-type="float" office:value="8884" calcext:value-type="float">
            <text:p><text:s text:c="3"/>8,884</text:p>
          </table:table-cell>
          <table:table-cell table:style-name="ce25" office:value-type="float" office:value="415" calcext:value-type="float">
            <text:p><text:s text:c="3"/>415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3775" calcext:value-type="float">
            <text:p><text:s text:c="3"/>3,775</text:p>
          </table:table-cell>
          <table:table-cell table:style-name="ce25" office:value-type="float" office:value="37882" calcext:value-type="float">
            <text:p><text:s text:c="3"/>37,882</text:p>
          </table:table-cell>
          <table:table-cell table:style-name="ce25" office:value-type="float" office:value="1336" calcext:value-type="float">
            <text:p><text:s text:c="3"/>1,336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78379" calcext:value-type="float">
            <text:p><text:s text:c="3"/>78,379</text:p>
          </table:table-cell>
          <table:table-cell table:style-name="ce25" office:value-type="float" office:value="3644" calcext:value-type="float">
            <text:p><text:s text:c="3"/>3,644</text:p>
          </table:table-cell>
          <table:table-cell table:style-name="ce25" office:value-type="float" office:value="6671" calcext:value-type="float">
            <text:p><text:s text:c="3"/>6,671</text:p>
          </table:table-cell>
          <table:table-cell table:style-name="ce25" office:value-type="float" office:value="5207" calcext:value-type="float">
            <text:p><text:s text:c="3"/>5,207</text:p>
          </table:table-cell>
          <table:table-cell table:style-name="ce25" office:value-type="float" office:value="4678" calcext:value-type="float">
            <text:p><text:s text:c="3"/>4,678</text:p>
          </table:table-cell>
          <table:table-cell table:style-name="ce25" office:value-type="float" office:value="4236" calcext:value-type="float">
            <text:p><text:s text:c="3"/>4,236</text:p>
          </table:table-cell>
          <table:table-cell table:style-name="ce25" office:value-type="float" office:value="1876" calcext:value-type="float">
            <text:p><text:s text:c="3"/>1,876</text:p>
          </table:table-cell>
          <table:table-cell table:style-name="ce25" office:value-type="float" office:value="2660" calcext:value-type="float">
            <text:p><text:s text:c="3"/>2,660</text:p>
          </table:table-cell>
          <table:table-cell table:style-name="ce25" office:value-type="float" office:value="7207" calcext:value-type="float">
            <text:p><text:s text:c="3"/>7,207</text:p>
          </table:table-cell>
          <table:table-cell table:style-name="ce25" office:value-type="float" office:value="501" calcext:value-type="float">
            <text:p><text:s text:c="3"/>501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775" calcext:value-type="float">
            <text:p><text:s text:c="3"/>3,775</text:p>
          </table:table-cell>
          <table:table-cell table:style-name="ce25" office:value-type="float" office:value="37882" calcext:value-type="float">
            <text:p><text:s text:c="3"/>37,882</text:p>
          </table:table-cell>
          <table:table-cell table:style-name="ce25" office:value-type="float" office:value="19" calcext:value-type="float">
            <text:p><text:s text:c="3"/>19</text:p>
          </table:table-cell>
          <table:table-cell table:style-name="ce25" office:value-type="float" office:value="23" calcext:value-type="float">
            <text:p><text:s text:c="3"/>23</text:p>
          </table:table-cell>
          <table:table-cell table:style-name="ce29" office:value-type="float" office:value="467" calcext:value-type="float">
            <text:p><text:s text:c="3"/>467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5625" calcext:value-type="float">
            <text:p><text:s text:c="3"/>35,625</text:p>
          </table:table-cell>
          <table:table-cell table:style-name="ce25" office:value-type="float" office:value="1289" calcext:value-type="float">
            <text:p><text:s text:c="3"/>1,289</text:p>
          </table:table-cell>
          <table:table-cell table:style-name="ce25" office:value-type="float" office:value="3493" calcext:value-type="float">
            <text:p><text:s text:c="3"/>3,493</text:p>
          </table:table-cell>
          <table:table-cell table:style-name="ce25" office:value-type="float" office:value="2800" calcext:value-type="float">
            <text:p><text:s text:c="3"/>2,800</text:p>
          </table:table-cell>
          <table:table-cell table:style-name="ce25" office:value-type="float" office:value="1198" calcext:value-type="float">
            <text:p><text:s text:c="3"/>1,198</text:p>
          </table:table-cell>
          <table:table-cell table:style-name="ce25" office:value-type="float" office:value="1426" calcext:value-type="float">
            <text:p><text:s text:c="3"/>1,426</text:p>
          </table:table-cell>
          <table:table-cell table:style-name="ce25" office:value-type="float" office:value="838" calcext:value-type="float">
            <text:p><text:s text:c="3"/>838</text:p>
          </table:table-cell>
          <table:table-cell table:style-name="ce25" office:value-type="float" office:value="1325" calcext:value-type="float">
            <text:p><text:s text:c="3"/>1,325</text:p>
          </table:table-cell>
          <table:table-cell table:style-name="ce25" office:value-type="float" office:value="4090" calcext:value-type="float">
            <text:p><text:s text:c="3"/>4,090</text:p>
          </table:table-cell>
          <table:table-cell table:style-name="ce25" office:value-type="float" office:value="222" calcext:value-type="float">
            <text:p><text:s text:c="3"/>222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671" calcext:value-type="float">
            <text:p><text:s text:c="3"/>1,671</text:p>
          </table:table-cell>
          <table:table-cell table:style-name="ce25" office:value-type="float" office:value="16893" calcext:value-type="float">
            <text:p><text:s text:c="3"/>16,893</text:p>
          </table:table-cell>
          <table:table-cell table:style-name="ce25" office:value-type="float" office:value="377" calcext:value-type="float">
            <text:p><text:s text:c="3"/>377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35580" calcext:value-type="float">
            <text:p><text:s text:c="3"/>35,580</text:p>
          </table:table-cell>
          <table:table-cell table:style-name="ce25" office:value-type="float" office:value="1613" calcext:value-type="float">
            <text:p><text:s text:c="3"/>1,613</text:p>
          </table:table-cell>
          <table:table-cell table:style-name="ce25" office:value-type="float" office:value="3053" calcext:value-type="float">
            <text:p><text:s text:c="3"/>3,053</text:p>
          </table:table-cell>
          <table:table-cell table:style-name="ce25" office:value-type="float" office:value="2413" calcext:value-type="float">
            <text:p><text:s text:c="3"/>2,413</text:p>
          </table:table-cell>
          <table:table-cell table:style-name="ce25" office:value-type="float" office:value="2171" calcext:value-type="float">
            <text:p><text:s text:c="3"/>2,171</text:p>
          </table:table-cell>
          <table:table-cell table:style-name="ce25" office:value-type="float" office:value="1925" calcext:value-type="float">
            <text:p><text:s text:c="3"/>1,925</text:p>
          </table:table-cell>
          <table:table-cell table:style-name="ce25" office:value-type="float" office:value="889" calcext:value-type="float">
            <text:p><text:s text:c="3"/>889</text:p>
          </table:table-cell>
          <table:table-cell table:style-name="ce25" office:value-type="float" office:value="1230" calcext:value-type="float">
            <text:p><text:s text:c="3"/>1,230</text:p>
          </table:table-cell>
          <table:table-cell table:style-name="ce25" office:value-type="float" office:value="3419" calcext:value-type="float">
            <text:p><text:s text:c="3"/>3,419</text:p>
          </table:table-cell>
          <table:table-cell table:style-name="ce25" office:value-type="float" office:value="292" calcext:value-type="float">
            <text:p><text:s text:c="3"/>292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671" calcext:value-type="float">
            <text:p><text:s text:c="3"/>1,671</text:p>
          </table:table-cell>
          <table:table-cell table:style-name="ce25" office:value-type="float" office:value="16893" calcext:value-type="float">
            <text:p><text:s text:c="3"/>16,893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43" office:value-type="float" office:value="45" calcext:value-type="float">
            <text:p><text:s text:c="3"/>4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3221" calcext:value-type="float">
            <text:p><text:s text:c="3"/>43,221</text:p>
          </table:table-cell>
          <table:table-cell table:style-name="ce25" office:value-type="float" office:value="1518" calcext:value-type="float">
            <text:p><text:s text:c="3"/>1,518</text:p>
          </table:table-cell>
          <table:table-cell table:style-name="ce25" office:value-type="float" office:value="3906" calcext:value-type="float">
            <text:p><text:s text:c="3"/>3,906</text:p>
          </table:table-cell>
          <table:table-cell table:style-name="ce25" office:value-type="float" office:value="3130" calcext:value-type="float">
            <text:p><text:s text:c="3"/>3,130</text:p>
          </table:table-cell>
          <table:table-cell table:style-name="ce25" office:value-type="float" office:value="1392" calcext:value-type="float">
            <text:p><text:s text:c="3"/>1,392</text:p>
          </table:table-cell>
          <table:table-cell table:style-name="ce25" office:value-type="float" office:value="1639" calcext:value-type="float">
            <text:p><text:s text:c="3"/>1,639</text:p>
          </table:table-cell>
          <table:table-cell table:style-name="ce25" office:value-type="float" office:value="1071" calcext:value-type="float">
            <text:p><text:s text:c="3"/>1,071</text:p>
          </table:table-cell>
          <table:table-cell table:style-name="ce25" office:value-type="float" office:value="1519" calcext:value-type="float">
            <text:p><text:s text:c="3"/>1,519</text:p>
          </table:table-cell>
          <table:table-cell table:style-name="ce25" office:value-type="float" office:value="4794" calcext:value-type="float">
            <text:p><text:s text:c="3"/>4,794</text:p>
          </table:table-cell>
          <table:table-cell table:style-name="ce25" office:value-type="float" office:value="193" calcext:value-type="float">
            <text:p><text:s text:c="3"/>193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2104" calcext:value-type="float">
            <text:p><text:s text:c="3"/>2,104</text:p>
          </table:table-cell>
          <table:table-cell table:style-name="ce25" office:value-type="float" office:value="20989" calcext:value-type="float">
            <text:p><text:s text:c="3"/>20,989</text:p>
          </table:table-cell>
          <table:table-cell table:style-name="ce25" office:value-type="float" office:value="959" calcext:value-type="float">
            <text:p><text:s text:c="3"/>959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42799" calcext:value-type="float">
            <text:p><text:s text:c="3"/>42,799</text:p>
          </table:table-cell>
          <table:table-cell table:style-name="ce25" office:value-type="float" office:value="2031" calcext:value-type="float">
            <text:p><text:s text:c="3"/>2,031</text:p>
          </table:table-cell>
          <table:table-cell table:style-name="ce25" office:value-type="float" office:value="3618" calcext:value-type="float">
            <text:p><text:s text:c="3"/>3,618</text:p>
          </table:table-cell>
          <table:table-cell table:style-name="ce25" office:value-type="float" office:value="2794" calcext:value-type="float">
            <text:p><text:s text:c="3"/>2,794</text:p>
          </table:table-cell>
          <table:table-cell table:style-name="ce25" office:value-type="float" office:value="2507" calcext:value-type="float">
            <text:p><text:s text:c="3"/>2,507</text:p>
          </table:table-cell>
          <table:table-cell table:style-name="ce25" office:value-type="float" office:value="2311" calcext:value-type="float">
            <text:p><text:s text:c="3"/>2,311</text:p>
          </table:table-cell>
          <table:table-cell table:style-name="ce25" office:value-type="float" office:value="987" calcext:value-type="float">
            <text:p><text:s text:c="3"/>987</text:p>
          </table:table-cell>
          <table:table-cell table:style-name="ce25" office:value-type="float" office:value="1430" calcext:value-type="float">
            <text:p><text:s text:c="3"/>1,430</text:p>
          </table:table-cell>
          <table:table-cell table:style-name="ce25" office:value-type="float" office:value="3788" calcext:value-type="float">
            <text:p><text:s text:c="3"/>3,788</text:p>
          </table:table-cell>
          <table:table-cell table:style-name="ce25" office:value-type="float" office:value="209" calcext:value-type="float">
            <text:p><text:s text:c="3"/>209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104" calcext:value-type="float">
            <text:p><text:s text:c="3"/>2,104</text:p>
          </table:table-cell>
          <table:table-cell table:style-name="ce25" office:value-type="float" office:value="20989" calcext:value-type="float">
            <text:p><text:s text:c="3"/>20,989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44" office:value-type="float" office:value="422" calcext:value-type="float">
            <text:p><text:s text:c="3"/>42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2719" calcext:value-type="float">
            <text:p>12,719</text:p>
          </table:table-cell>
          <table:table-cell table:style-name="ce26" office:value-type="float" office:value="586" calcext:value-type="float">
            <text:p>58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448" calcext:value-type="float">
            <text:p>3,448</text:p>
          </table:table-cell>
          <table:table-cell table:style-name="ce26" office:value-type="float" office:value="745" calcext:value-type="float">
            <text:p>745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1614" calcext:value-type="float">
            <text:p>1,614</text:p>
          </table:table-cell>
          <table:table-cell table:style-name="ce26" office:value-type="float" office:value="98" calcext:value-type="float">
            <text:p>9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191" calcext:value-type="float">
            <text:p>5,191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408" calcext:value-type="float">
            <text:p>13,408</text:p>
          </table:table-cell>
          <table:table-cell table:style-name="ce26" office:value-type="float" office:value="802" calcext:value-type="float">
            <text:p>80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53" calcext:value-type="float">
            <text:p>2,953</text:p>
          </table:table-cell>
          <table:table-cell table:style-name="ce26" office:value-type="float" office:value="1745" calcext:value-type="float">
            <text:p>1,745</text:p>
          </table:table-cell>
          <table:table-cell table:style-name="ce26" office:value-type="float" office:value="408" calcext:value-type="float">
            <text:p>408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1683" calcext:value-type="float">
            <text:p>1,683</text:p>
          </table:table-cell>
          <table:table-cell table:style-name="ce26" office:value-type="float" office:value="102" calcext:value-type="float">
            <text:p>10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191" calcext:value-type="float">
            <text:p>5,19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" calcext:value-type="float">
            <text:p>10</text:p>
          </table:table-cell>
          <table:table-cell table:style-name="ce45" office:value-type="float" office:value="-689" calcext:value-type="float">
            <text:p><text:s/>－68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683" calcext:value-type="float">
            <text:p>5,683</text:p>
          </table:table-cell>
          <table:table-cell table:style-name="ce27" office:value-type="float" office:value="268" calcext:value-type="float">
            <text:p>26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12" calcext:value-type="float">
            <text:p>1,612</text:p>
          </table:table-cell>
          <table:table-cell table:style-name="ce27" office:value-type="float" office:value="347" calcext:value-type="float">
            <text:p>347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701" calcext:value-type="float">
            <text:p>701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72" calcext:value-type="float">
            <text:p>2,272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140" calcext:value-type="float">
            <text:p>6,140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61" calcext:value-type="float">
            <text:p>1,361</text:p>
          </table:table-cell>
          <table:table-cell table:style-name="ce27" office:value-type="float" office:value="805" calcext:value-type="float">
            <text:p>805</text:p>
          </table:table-cell>
          <table:table-cell table:style-name="ce27" office:value-type="float" office:value="187" calcext:value-type="float">
            <text:p>187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845" calcext:value-type="float">
            <text:p>845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72" calcext:value-type="float">
            <text:p>2,27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-457" calcext:value-type="float">
            <text:p><text:s/>－45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036" calcext:value-type="float">
            <text:p>7,036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268" calcext:value-type="float">
            <text:p>7,268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46" office:value-type="float" office:value="-232" calcext:value-type="float">
            <text:p><text:s/>－23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147" calcext:value-type="float">
            <text:p>10,147</text:p>
          </table:table-cell>
          <table:table-cell table:style-name="ce26" office:value-type="float" office:value="866" calcext:value-type="float">
            <text:p>866</text:p>
          </table:table-cell>
          <table:table-cell table:style-name="ce26" office:value-type="float" office:value="2953" calcext:value-type="float">
            <text:p>2,95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1087" calcext:value-type="float">
            <text:p>1,087</text:p>
          </table:table-cell>
          <table:table-cell table:style-name="ce26" office:value-type="float" office:value="33" calcext:value-type="float">
            <text:p>3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15" calcext:value-type="float">
            <text:p>3,815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020" calcext:value-type="float">
            <text:p>11,020</text:p>
          </table:table-cell>
          <table:table-cell table:style-name="ce26" office:value-type="float" office:value="1270" calcext:value-type="float">
            <text:p>1,270</text:p>
          </table:table-cell>
          <table:table-cell table:style-name="ce26" office:value-type="float" office:value="3448" calcext:value-type="float">
            <text:p>3,44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36" calcext:value-type="float">
            <text:p>736</text:p>
          </table:table-cell>
          <table:table-cell table:style-name="ce26" office:value-type="float" office:value="388" calcext:value-type="float">
            <text:p>388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992" calcext:value-type="float">
            <text:p>992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15" calcext:value-type="float">
            <text:p>3,81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873" calcext:value-type="float">
            <text:p><text:s/>－87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623" calcext:value-type="float">
            <text:p>4,623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1361" calcext:value-type="float">
            <text:p>1,36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2" calcext:value-type="float">
            <text:p>182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12" calcext:value-type="float">
            <text:p>1,712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037" calcext:value-type="float">
            <text:p>5,037</text:p>
          </table:table-cell>
          <table:table-cell table:style-name="ce27" office:value-type="float" office:value="525" calcext:value-type="float">
            <text:p>525</text:p>
          </table:table-cell>
          <table:table-cell table:style-name="ce27" office:value-type="float" office:value="1612" calcext:value-type="float">
            <text:p>1,61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36" calcext:value-type="float">
            <text:p>336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474" calcext:value-type="float">
            <text:p>474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12" calcext:value-type="float">
            <text:p>1,7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414" calcext:value-type="float">
            <text:p><text:s/>－41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524" calcext:value-type="float">
            <text:p>5,524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03" calcext:value-type="float">
            <text:p>2,103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983" calcext:value-type="float">
            <text:p>5,983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03" calcext:value-type="float">
            <text:p>2,10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459" calcext:value-type="float">
            <text:p><text:s/>－459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564" calcext:value-type="float">
            <text:p>8,564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745" calcext:value-type="float">
            <text:p>1,745</text:p>
          </table:table-cell>
          <table:table-cell table:style-name="ce26" office:value-type="float" office:value="736" calcext:value-type="float">
            <text:p>73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1474" calcext:value-type="float">
            <text:p>1,474</text:p>
          </table:table-cell>
          <table:table-cell table:style-name="ce26" office:value-type="float" office:value="84" calcext:value-type="float">
            <text:p>8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538" calcext:value-type="float">
            <text:p>3,538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375" calcext:value-type="float">
            <text:p>6,375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745" calcext:value-type="float">
            <text:p>745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82" calcext:value-type="float">
            <text:p>8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538" calcext:value-type="float">
            <text:p>3,538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45" office:value-type="float" office:value="2189" calcext:value-type="float">
            <text:p>2,189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906" calcext:value-type="float">
            <text:p>3,906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805" calcext:value-type="float">
            <text:p>805</text:p>
          </table:table-cell>
          <table:table-cell table:style-name="ce27" office:value-type="float" office:value="336" calcext:value-type="float">
            <text:p>33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693" calcext:value-type="float">
            <text:p>693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06" calcext:value-type="float">
            <text:p>1,606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924" calcext:value-type="float">
            <text:p>2,924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347" calcext:value-type="float">
            <text:p>347</text:p>
          </table:table-cell>
          <table:table-cell table:style-name="ce27" office:value-type="float" office:value="182" calcext:value-type="float">
            <text:p>18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06" calcext:value-type="float">
            <text:p>1,606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982" calcext:value-type="float">
            <text:p>98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658" calcext:value-type="float">
            <text:p>4,658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32" calcext:value-type="float">
            <text:p>1,93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1207" calcext:value-type="float">
            <text:p>1,207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977" calcext:value-type="float">
            <text:p>10,977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408" calcext:value-type="float">
            <text:p>408</text:p>
          </table:table-cell>
          <table:table-cell table:style-name="ce26" office:value-type="float" office:value="388" calcext:value-type="float">
            <text:p>388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2628" calcext:value-type="float">
            <text:p>2,628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30" calcext:value-type="float">
            <text:p>6,330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746" calcext:value-type="float">
            <text:p>9,746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1707" calcext:value-type="float">
            <text:p>1,707</text:p>
          </table:table-cell>
          <table:table-cell table:style-name="ce26" office:value-type="float" office:value="53" calcext:value-type="float">
            <text:p>5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30" calcext:value-type="float">
            <text:p>6,330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45" office:value-type="float" office:value="1231" calcext:value-type="float">
            <text:p>1,23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16" calcext:value-type="float">
            <text:p>4,916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187" calcext:value-type="float">
            <text:p>187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1178" calcext:value-type="float">
            <text:p>1,178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27" calcext:value-type="float">
            <text:p>2,82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404" calcext:value-type="float">
            <text:p>4,404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779" calcext:value-type="float">
            <text:p>779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27" calcext:value-type="float">
            <text:p>2,8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512" calcext:value-type="float">
            <text:p>51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061" calcext:value-type="float">
            <text:p>6,061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03" calcext:value-type="float">
            <text:p>3,503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342" calcext:value-type="float">
            <text:p>5,342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03" calcext:value-type="float">
            <text:p>3,50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719" calcext:value-type="float">
            <text:p>71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961" calcext:value-type="float">
            <text:p>5,961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75" calcext:value-type="float">
            <text:p>575</text:p>
          </table:table-cell>
          <table:table-cell table:style-name="ce26" office:value-type="float" office:value="652" calcext:value-type="float">
            <text:p>652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66" calcext:value-type="float">
            <text:p>3,866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987" calcext:value-type="float">
            <text:p>5,987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621" calcext:value-type="float">
            <text:p>621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66" calcext:value-type="float">
            <text:p>3,86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26" calcext:value-type="float">
            <text:p><text:s/>－26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704" calcext:value-type="float">
            <text:p>2,704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307" calcext:value-type="float">
            <text:p>307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36" calcext:value-type="float">
            <text:p>1,736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60" calcext:value-type="float">
            <text:p>2,660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36" calcext:value-type="float">
            <text:p>1,73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44" calcext:value-type="float">
            <text:p>4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257" calcext:value-type="float">
            <text:p>3,25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27" calcext:value-type="float">
            <text:p>3,32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30" calcext:value-type="float">
            <text:p>2,13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-70" calcext:value-type="float">
            <text:p><text:s/>－7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506" calcext:value-type="float">
            <text:p>9,506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09" calcext:value-type="float">
            <text:p>1,309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72" calcext:value-type="float">
            <text:p>6,372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487" calcext:value-type="float">
            <text:p>9,487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575" calcext:value-type="float">
            <text:p>57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52" calcext:value-type="float">
            <text:p>1,252</text:p>
          </table:table-cell>
          <table:table-cell table:style-name="ce26" office:value-type="float" office:value="66" calcext:value-type="float">
            <text:p>6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72" calcext:value-type="float">
            <text:p>6,37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9" calcext:value-type="float">
            <text:p>19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224" calcext:value-type="float">
            <text:p>4,224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14" calcext:value-type="float">
            <text:p>614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13" calcext:value-type="float">
            <text:p>2,813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245" calcext:value-type="float">
            <text:p>4,245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89" calcext:value-type="float">
            <text:p>589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13" calcext:value-type="float">
            <text:p>2,81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21" calcext:value-type="float">
            <text:p><text:s/>－2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282" calcext:value-type="float">
            <text:p>5,282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59" calcext:value-type="float">
            <text:p>3,559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242" calcext:value-type="float">
            <text:p>5,242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59" calcext:value-type="float">
            <text:p>3,55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40" calcext:value-type="float">
            <text:p>4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0216" calcext:value-type="float">
            <text:p><text:s text:c="3"/>20,216</text:p>
          </table:table-cell>
          <table:table-cell table:style-name="ce29" office:value-type="float" office:value="405" calcext:value-type="float">
            <text:p><text:s text:c="3"/>405</text:p>
          </table:table-cell>
          <table:table-cell table:style-name="ce29" office:value-type="float" office:value="1683" calcext:value-type="float">
            <text:p><text:s text:c="3"/>1,683</text:p>
          </table:table-cell>
          <table:table-cell table:style-name="ce29" office:value-type="float" office:value="992" calcext:value-type="float">
            <text:p><text:s text:c="3"/>992</text:p>
          </table:table-cell>
          <table:table-cell table:style-name="ce29" office:value-type="float" office:value="870" calcext:value-type="float">
            <text:p><text:s text:c="3"/>870</text:p>
          </table:table-cell>
          <table:table-cell table:style-name="ce29" office:value-type="float" office:value="1707" calcext:value-type="float">
            <text:p><text:s text:c="3"/>1,707</text:p>
          </table:table-cell>
          <table:table-cell table:style-name="ce29" office:value-type="float" office:value="621" calcext:value-type="float">
            <text:p><text:s text:c="3"/>621</text:p>
          </table:table-cell>
          <table:table-cell table:style-name="ce29" office:value-type="float" office:value="1252" calcext:value-type="float">
            <text:p><text:s text:c="3"/>1,25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2" calcext:value-type="float">
            <text:p><text:s text:c="3"/>82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3773" calcext:value-type="float">
            <text:p><text:s text:c="3"/>3,773</text:p>
          </table:table-cell>
          <table:table-cell table:style-name="ce29" office:value-type="float" office:value="8530" calcext:value-type="float">
            <text:p><text:s text:c="3"/>8,530</text:p>
          </table:table-cell>
          <table:table-cell table:style-name="ce29" office:value-type="float" office:value="298" calcext:value-type="float">
            <text:p><text:s text:c="3"/>298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9" office:value-type="float" office:value="21684" calcext:value-type="float">
            <text:p><text:s text:c="3"/>21,684</text:p>
          </table:table-cell>
          <table:table-cell table:style-name="ce29" office:value-type="float" office:value="490" calcext:value-type="float">
            <text:p><text:s text:c="3"/>490</text:p>
          </table:table-cell>
          <table:table-cell table:style-name="ce29" office:value-type="float" office:value="1614" calcext:value-type="float">
            <text:p><text:s text:c="3"/>1,614</text:p>
          </table:table-cell>
          <table:table-cell table:style-name="ce29" office:value-type="float" office:value="1087" calcext:value-type="float">
            <text:p><text:s text:c="3"/>1,087</text:p>
          </table:table-cell>
          <table:table-cell table:style-name="ce29" office:value-type="float" office:value="1474" calcext:value-type="float">
            <text:p><text:s text:c="3"/>1,474</text:p>
          </table:table-cell>
          <table:table-cell table:style-name="ce29" office:value-type="float" office:value="2628" calcext:value-type="float">
            <text:p><text:s text:c="3"/>2,628</text:p>
          </table:table-cell>
          <table:table-cell table:style-name="ce29" office:value-type="float" office:value="652" calcext:value-type="float">
            <text:p><text:s text:c="3"/>652</text:p>
          </table:table-cell>
          <table:table-cell table:style-name="ce29" office:value-type="float" office:value="1309" calcext:value-type="float">
            <text:p><text:s text:c="3"/>1,30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20" calcext:value-type="float">
            <text:p><text:s text:c="3"/>12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773" calcext:value-type="float">
            <text:p><text:s text:c="3"/>3,773</text:p>
          </table:table-cell>
          <table:table-cell table:style-name="ce29" office:value-type="float" office:value="8530" calcext:value-type="float">
            <text:p><text:s text:c="3"/>8,530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-1468" calcext:value-type="float">
            <text:p><text:s/>－1,468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9134" calcext:value-type="float">
            <text:p><text:s text:c="3"/>9,134</text:p>
          </table:table-cell>
          <table:table-cell table:style-name="ce30" office:value-type="float" office:value="191" calcext:value-type="float">
            <text:p><text:s text:c="3"/>191</text:p>
          </table:table-cell>
          <table:table-cell table:style-name="ce30" office:value-type="float" office:value="845" calcext:value-type="float">
            <text:p><text:s text:c="3"/>845</text:p>
          </table:table-cell>
          <table:table-cell table:style-name="ce30" office:value-type="float" office:value="474" calcext:value-type="float">
            <text:p><text:s text:c="3"/>474</text:p>
          </table:table-cell>
          <table:table-cell table:style-name="ce30" office:value-type="float" office:value="409" calcext:value-type="float">
            <text:p><text:s text:c="3"/>409</text:p>
          </table:table-cell>
          <table:table-cell table:style-name="ce30" office:value-type="float" office:value="779" calcext:value-type="float">
            <text:p><text:s text:c="3"/>779</text:p>
          </table:table-cell>
          <table:table-cell table:style-name="ce30" office:value-type="float" office:value="273" calcext:value-type="float">
            <text:p><text:s text:c="3"/>273</text:p>
          </table:table-cell>
          <table:table-cell table:style-name="ce30" office:value-type="float" office:value="589" calcext:value-type="float">
            <text:p><text:s text:c="3"/>58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0" calcext:value-type="float">
            <text:p><text:s text:c="3"/>5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669" calcext:value-type="float">
            <text:p><text:s text:c="3"/>1,669</text:p>
          </table:table-cell>
          <table:table-cell table:style-name="ce30" office:value-type="float" office:value="3792" calcext:value-type="float">
            <text:p><text:s text:c="3"/>3,792</text:p>
          </table:table-cell>
          <table:table-cell table:style-name="ce30" office:value-type="float" office:value="62" calcext:value-type="float">
            <text:p><text:s text:c="3"/>62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9802" calcext:value-type="float">
            <text:p><text:s text:c="3"/>9,802</text:p>
          </table:table-cell>
          <table:table-cell table:style-name="ce30" office:value-type="float" office:value="250" calcext:value-type="float">
            <text:p><text:s text:c="3"/>250</text:p>
          </table:table-cell>
          <table:table-cell table:style-name="ce30" office:value-type="float" office:value="701" calcext:value-type="float">
            <text:p><text:s text:c="3"/>701</text:p>
          </table:table-cell>
          <table:table-cell table:style-name="ce30" office:value-type="float" office:value="524" calcext:value-type="float">
            <text:p><text:s text:c="3"/>524</text:p>
          </table:table-cell>
          <table:table-cell table:style-name="ce30" office:value-type="float" office:value="693" calcext:value-type="float">
            <text:p><text:s text:c="3"/>693</text:p>
          </table:table-cell>
          <table:table-cell table:style-name="ce30" office:value-type="float" office:value="1178" calcext:value-type="float">
            <text:p><text:s text:c="3"/>1,178</text:p>
          </table:table-cell>
          <table:table-cell table:style-name="ce30" office:value-type="float" office:value="307" calcext:value-type="float">
            <text:p><text:s text:c="3"/>307</text:p>
          </table:table-cell>
          <table:table-cell table:style-name="ce30" office:value-type="float" office:value="614" calcext:value-type="float">
            <text:p><text:s text:c="3"/>61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3" calcext:value-type="float">
            <text:p><text:s text:c="3"/>7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669" calcext:value-type="float">
            <text:p><text:s text:c="3"/>1,669</text:p>
          </table:table-cell>
          <table:table-cell table:style-name="ce30" office:value-type="float" office:value="3792" calcext:value-type="float">
            <text:p><text:s text:c="3"/>3,792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668" calcext:value-type="float">
            <text:p><text:s/>－66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1082" calcext:value-type="float">
            <text:p><text:s text:c="3"/>11,082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838" calcext:value-type="float">
            <text:p><text:s text:c="3"/>838</text:p>
          </table:table-cell>
          <table:table-cell table:style-name="ce31" office:value-type="float" office:value="518" calcext:value-type="float">
            <text:p><text:s text:c="3"/>518</text:p>
          </table:table-cell>
          <table:table-cell table:style-name="ce31" office:value-type="float" office:value="461" calcext:value-type="float">
            <text:p><text:s text:c="3"/>461</text:p>
          </table:table-cell>
          <table:table-cell table:style-name="ce31" office:value-type="float" office:value="928" calcext:value-type="float">
            <text:p><text:s text:c="3"/>928</text:p>
          </table:table-cell>
          <table:table-cell table:style-name="ce31" office:value-type="float" office:value="348" calcext:value-type="float">
            <text:p><text:s text:c="3"/>348</text:p>
          </table:table-cell>
          <table:table-cell table:style-name="ce31" office:value-type="float" office:value="663" calcext:value-type="float">
            <text:p><text:s text:c="3"/>66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2" calcext:value-type="float">
            <text:p><text:s text:c="3"/>32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104" calcext:value-type="float">
            <text:p><text:s text:c="3"/>2,104</text:p>
          </table:table-cell>
          <table:table-cell table:style-name="ce31" office:value-type="float" office:value="4738" calcext:value-type="float">
            <text:p><text:s text:c="3"/>4,738</text:p>
          </table:table-cell>
          <table:table-cell table:style-name="ce31" office:value-type="float" office:value="236" calcext:value-type="float">
            <text:p><text:s text:c="3"/>236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1882" calcext:value-type="float">
            <text:p><text:s text:c="3"/>11,882</text:p>
          </table:table-cell>
          <table:table-cell table:style-name="ce31" office:value-type="float" office:value="240" calcext:value-type="float">
            <text:p><text:s text:c="3"/>240</text:p>
          </table:table-cell>
          <table:table-cell table:style-name="ce31" office:value-type="float" office:value="913" calcext:value-type="float">
            <text:p><text:s text:c="3"/>913</text:p>
          </table:table-cell>
          <table:table-cell table:style-name="ce31" office:value-type="float" office:value="563" calcext:value-type="float">
            <text:p><text:s text:c="3"/>563</text:p>
          </table:table-cell>
          <table:table-cell table:style-name="ce31" office:value-type="float" office:value="781" calcext:value-type="float">
            <text:p><text:s text:c="3"/>781</text:p>
          </table:table-cell>
          <table:table-cell table:style-name="ce31" office:value-type="float" office:value="1450" calcext:value-type="float">
            <text:p><text:s text:c="3"/>1,450</text:p>
          </table:table-cell>
          <table:table-cell table:style-name="ce31" office:value-type="float" office:value="345" calcext:value-type="float">
            <text:p><text:s text:c="3"/>345</text:p>
          </table:table-cell>
          <table:table-cell table:style-name="ce31" office:value-type="float" office:value="695" calcext:value-type="float">
            <text:p><text:s text:c="3"/>69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7" calcext:value-type="float">
            <text:p><text:s text:c="3"/>4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104" calcext:value-type="float">
            <text:p><text:s text:c="3"/>2,104</text:p>
          </table:table-cell>
          <table:table-cell table:style-name="ce31" office:value-type="float" office:value="4738" calcext:value-type="float">
            <text:p><text:s text:c="3"/>4,738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28" office:value-type="float" office:value="5" calcext:value-type="float">
            <text:p>5</text:p>
          </table:table-cell>
          <table:table-cell table:style-name="ce46" office:value-type="float" office:value="-800" calcext:value-type="float">
            <text:p><text:s/>－80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81" calcext:value-type="float">
            <text:p>1,68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022" calcext:value-type="float">
            <text:p>1,02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05" calcext:value-type="float">
            <text:p>1,80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022" calcext:value-type="float">
            <text:p>1,0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24" calcext:value-type="float">
            <text:p><text:s/>－12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61" calcext:value-type="float">
            <text:p>46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0" calcext:value-type="float">
            <text:p><text:s/>－6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03" calcext:value-type="float">
            <text:p>90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67" calcext:value-type="float">
            <text:p>96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64" calcext:value-type="float">
            <text:p><text:s/>－6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17" calcext:value-type="float">
            <text:p>1,81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88" calcext:value-type="float">
            <text:p>1,68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129" calcext:value-type="float">
            <text:p>12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number-columns-repeated="2" table:style-name="ce33" office:value-type="float" office:value="262" calcext:value-type="float">
            <text:p>26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262" calcext:value-type="float">
            <text:p>26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12" calcext:value-type="float">
            <text:p>11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3" calcext:value-type="float">
            <text:p>94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17" calcext:value-type="float">
            <text:p>1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22" calcext:value-type="float">
            <text:p>1,32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88" calcext:value-type="float">
            <text:p>1,68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366" calcext:value-type="float">
            <text:p><text:s/>－36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260" calcext:value-type="float">
            <text:p>26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75" calcext:value-type="float">
            <text:p><text:s/>－17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191" calcext:value-type="float">
            <text:p><text:s/>－19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907" calcext:value-type="float">
            <text:p>2,90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1669" calcext:value-type="float">
            <text:p>1,66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41" calcext:value-type="float">
            <text:p>3,64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941" calcext:value-type="float">
            <text:p>94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1669" calcext:value-type="float">
            <text:p>1,66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734" calcext:value-type="float">
            <text:p><text:s/>－73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6" calcext:value-type="float">
            <text:p>206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735" calcext:value-type="float">
            <text:p>73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99" calcext:value-type="float">
            <text:p><text:s/>－39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07" calcext:value-type="float">
            <text:p>2,00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934" calcext:value-type="float">
            <text:p>93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35" calcext:value-type="float">
            <text:p><text:s/>－33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74" calcext:value-type="float">
            <text:p>1,17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84" calcext:value-type="float">
            <text:p>1,38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210" calcext:value-type="float">
            <text:p><text:s/>－21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91" calcext:value-type="float">
            <text:p>19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2" calcext:value-type="float">
            <text:p><text:s/>－11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54" calcext:value-type="float">
            <text:p>65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222" calcext:value-type="float">
            <text:p>2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98" calcext:value-type="float">
            <text:p><text:s/>－9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32" calcext:value-type="float">
            <text:p>1,63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652" calcext:value-type="float">
            <text:p>65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14" calcext:value-type="float">
            <text:p>1,81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652" calcext:value-type="float">
            <text:p>65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82" calcext:value-type="float">
            <text:p><text:s/>－18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279" calcext:value-type="float">
            <text:p>27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7" calcext:value-type="float">
            <text:p><text:s/>－7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04" calcext:value-type="float">
            <text:p>90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09" calcext:value-type="float">
            <text:p>1,00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6" calcext:value-type="float">
            <text:p>86</text:p>
          </table:table-cell>
          <table:table-cell table:number-columns-repeated="2" table:style-name="ce34" office:value-type="float" office:value="57" calcext:value-type="float">
            <text:p>57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373" calcext:value-type="float">
            <text:p>37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105" calcext:value-type="float">
            <text:p><text:s/>－105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83" calcext:value-type="float">
            <text:p>1,28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88" calcext:value-type="float">
            <text:p>1,38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333" calcext:value-type="float">
            <text:p>33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05" calcext:value-type="float">
            <text:p><text:s/>－10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2" table:style-name="ce33" office:value-type="float" office:value="31" calcext:value-type="float">
            <text:p>3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35" calcext:value-type="float">
            <text:p>13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9" calcext:value-type="float">
            <text:p><text:s/>－6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0" calcext:value-type="float">
            <text:p>76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198" calcext:value-type="float">
            <text:p>19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6" calcext:value-type="float">
            <text:p><text:s/>－3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02" calcext:value-type="float">
            <text:p>2,20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90" calcext:value-type="float">
            <text:p>90</text:p>
          </table:table-cell>
          <table:table-cell table:number-columns-repeated="2" table:style-name="ce32" office:value-type="float" office:value="50" calcext:value-type="float">
            <text:p>50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89" calcext:value-type="float">
            <text:p>2,289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87" calcext:value-type="float">
            <text:p><text:s/>－8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36" calcext:value-type="float">
            <text:p><text:s/>－3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11" calcext:value-type="float">
            <text:p>1,21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62" calcext:value-type="float">
            <text:p>1,26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539" calcext:value-type="float">
            <text:p>53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1" calcext:value-type="float">
            <text:p><text:s/>－5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87" calcext:value-type="float">
            <text:p>87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91" calcext:value-type="float">
            <text:p>69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26" calcext:value-type="float">
            <text:p>22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" calcext:value-type="float">
            <text:p><text:s/>－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01" calcext:value-type="float">
            <text:p>10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" calcext:value-type="float">
            <text:p><text:s/>－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1" calcext:value-type="float">
            <text:p>4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25" calcext:value-type="float">
            <text:p>12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" calcext:value-type="float">
            <text:p>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05" calcext:value-type="float">
            <text:p>1,20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668" calcext:value-type="float">
            <text:p>66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28" calcext:value-type="float">
            <text:p>1,32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668" calcext:value-type="float">
            <text:p>66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23" calcext:value-type="float">
            <text:p><text:s/>－12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96" calcext:value-type="float">
            <text:p>29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55" calcext:value-type="float">
            <text:p>65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372" calcext:value-type="float">
            <text:p>37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80" calcext:value-type="float">
            <text:p><text:s/>－8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27" calcext:value-type="float">
            <text:p>27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05" calcext:value-type="float">
            <text:p>10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9" calcext:value-type="float">
            <text:p>2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7" calcext:value-type="float">
            <text:p>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3" calcext:value-type="float">
            <text:p>5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2" calcext:value-type="float">
            <text:p>2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98" calcext:value-type="float">
            <text:p>1,29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2" calcext:value-type="float">
            <text:p>1,31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4" calcext:value-type="float">
            <text:p><text:s/>－1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70" calcext:value-type="float">
            <text:p>27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9" calcext:value-type="float">
            <text:p>1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33" calcext:value-type="float">
            <text:p><text:s/>－3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03" calcext:value-type="float">
            <text:p>1,70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1" calcext:value-type="float">
            <text:p>571</text:p>
          </table:table-cell>
          <table:table-cell table:style-name="ce32" office:value-type="float" office:value="523" calcext:value-type="float">
            <text:p>5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59" calcext:value-type="float">
            <text:p>1,359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523" calcext:value-type="float">
            <text:p>52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44" calcext:value-type="float">
            <text:p>34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27" calcext:value-type="float">
            <text:p>22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9" calcext:value-type="float">
            <text:p>14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296" calcext:value-type="float">
            <text:p>29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95" calcext:value-type="float">
            <text:p>19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34" calcext:value-type="float">
            <text:p>93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58" calcext:value-type="float">
            <text:p>95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243" calcext:value-type="float">
            <text:p>24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05" calcext:value-type="float">
            <text:p>10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2" calcext:value-type="float">
            <text:p>2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138" calcext:value-type="float">
            <text:p>13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6" calcext:value-type="float">
            <text:p><text:s/>－4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756" calcext:value-type="float">
            <text:p>756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120" calcext:value-type="float">
            <text:p>1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72" calcext:value-type="float">
            <text:p>67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82" calcext:value-type="float">
            <text:p>8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40" calcext:value-type="float">
            <text:p>2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84" calcext:value-type="float">
            <text:p>84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5" calcext:value-type="float">
            <text:p>13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68" calcext:value-type="float">
            <text:p>36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35" calcext:value-type="float">
            <text:p>13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67" calcext:value-type="float">
            <text:p>6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05" calcext:value-type="float">
            <text:p>10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17" calcext:value-type="float">
            <text:p>1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94" calcext:value-type="float">
            <text:p>9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221" calcext:value-type="float">
            <text:p>22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2" calcext:value-type="float">
            <text:p>6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7" calcext:value-type="float">
            <text:p>5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9" calcext:value-type="float">
            <text:p>11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19" calcext:value-type="float">
            <text:p>11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3" calcext:value-type="float">
            <text:p>5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2" calcext:value-type="float">
            <text:p>10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" calcext:value-type="float">
            <text:p>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2" calcext:value-type="float">
            <text:p>2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0" calcext:value-type="float">
            <text:p>-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" calcext:value-type="float">
            <text:p>14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" calcext:value-type="float">
            <text:p>8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7年2月6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